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fo:min-height="0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80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8cm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cm" svg:stroke-color="#ffff00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cm" svg:y1="3cm" svg:x2="16.9cm" svg:y2="3cm">
          <text:p/>
        </draw:line>
        <draw:frame draw:style-name="gr2" draw:text-style-name="P2" draw:layer="layout" svg:width="2.6cm" svg:height="0.75cm" svg:x="16.1cm" svg:y="1.3cm">
          <draw:text-box>
            <text:p><text:span text:style-name="T1">Fin</text:span></text:p>
          </draw:text-box>
        </draw:frame>
        <draw:line draw:style-name="gr3" draw:text-style-name="P1" draw:layer="layout" svg:x1="17.1cm" svg:y1="2.3cm" svg:x2="17.1cm" svg:y2="5.5cm">
          <text:p/>
        </draw:line>
        <draw:line draw:style-name="gr4" draw:text-style-name="P1" draw:layer="layout" svg:x1="3.8cm" svg:y1="2.2cm" svg:x2="3.8cm" svg:y2="5.7cm">
          <text:p/>
        </draw:line>
        <draw:frame draw:style-name="gr5" draw:text-style-name="P2" draw:layer="layout" svg:width="2.7cm" svg:height="1.15cm" svg:x="0.9cm" svg:y="2.7cm">
          <draw:text-box>
            <text:p><text:span text:style-name="T1">Thread 1</text:span></text:p>
          </draw:text-box>
        </draw:frame>
        <draw:line draw:style-name="gr6" draw:text-style-name="P1" draw:layer="layout" svg:x1="4.1cm" svg:y1="3.6cm" svg:x2="16.7cm" svg:y2="3.6cm">
          <text:p/>
        </draw:line>
        <draw:line draw:style-name="gr1" draw:text-style-name="P1" draw:layer="layout" svg:x1="5.6cm" svg:y1="6.8cm" svg:x2="6.7cm" svg:y2="6.8cm">
          <text:p/>
        </draw:line>
        <draw:frame draw:style-name="gr7" draw:text-style-name="P3" draw:layer="layout" svg:width="4.387cm" svg:height="0.825cm" svg:x="7.113cm" svg:y="6.375cm">
          <draw:text-box>
            <text:p><text:span text:style-name="T2">Exécution du thread</text:span></text:p>
          </draw:text-box>
        </draw:frame>
        <draw:line draw:style-name="gr6" draw:text-style-name="P1" draw:layer="layout" svg:x1="5.6cm" svg:y1="7.5cm" svg:x2="6.8cm" svg:y2="7.5cm">
          <text:p/>
        </draw:line>
        <draw:frame draw:style-name="gr7" draw:text-style-name="P3" draw:layer="layout" svg:width="1.952cm" svg:height="0.825cm" svg:x="7.148cm" svg:y="7.075cm">
          <draw:text-box>
            <text:p><text:span text:style-name="T2">Attente</text:span></text:p>
          </draw:text-box>
        </draw:frame>
        <draw:frame draw:style-name="gr5" draw:text-style-name="P2" draw:layer="layout" svg:width="2.7cm" svg:height="1.15cm" svg:x="0.9cm" svg:y="4.5cm">
          <draw:text-box>
            <text:p><text:span text:style-name="T1">Processeur 4</text:span></text:p>
          </draw:text-box>
        </draw:frame>
        <draw:frame draw:style-name="gr5" draw:text-style-name="P2" draw:layer="layout" svg:width="2.7cm" svg:height="1.15cm" svg:x="0.9cm" svg:y="3.8cm">
          <draw:text-box>
            <text:p><text:span text:style-name="T1">Processeur 3</text:span></text:p>
          </draw:text-box>
        </draw:frame>
        <draw:frame draw:style-name="gr5" draw:text-style-name="P2" draw:layer="layout" svg:width="2.7cm" svg:height="1.15cm" svg:x="0.9cm" svg:y="3.25cm">
          <draw:text-box>
            <text:p><text:span text:style-name="T1">Processeur 2</text:span></text:p>
          </draw:text-box>
        </draw:frame>
        <draw:line draw:style-name="gr6" draw:text-style-name="P1" draw:layer="layout" svg:x1="4.15cm" svg:y1="4.15cm" svg:x2="16.75cm" svg:y2="4.15cm">
          <text:p/>
        </draw:line>
        <draw:line draw:style-name="gr6" draw:text-style-name="P1" draw:layer="layout" svg:x1="4.2cm" svg:y1="4.8cm" svg:x2="16.8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9T10:51:17</meta:creation-date>
    <dc:date>2013-04-29T13:56:58</dc:date>
    <dc:creator>Fabien Belli</dc:creator>
    <meta:editing-duration>P0D</meta:editing-duration>
    <meta:editing-cycles>2</meta:editing-cycles>
    <meta:generator>LibreOffice/3.5$Linux_X86_64 LibreOffice_project/350m1$Build-2</meta:generator>
    <meta:document-statistic meta:object-count="15"/>
  </office:meta>
</office:document-meta>
</file>